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8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132.35pt"/>
    </style:style>
    <style:style style:name="co4" style:family="table-column">
      <style:table-column-properties fo:break-before="auto" style:column-width="47.4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wrap-option="wrap" fo:border="0.06pt solid #000000" style:shrink-to-fit="false"/>
      <style:paragraph-properties fo:text-align="center" fo:margin-left="0pt"/>
    </style:style>
    <style:style style:name="ce15" style:family="table-cell" style:parent-style-name="Default">
      <style:table-cell-properties fo:wrap-option="wrap" style:shrink-to-fit="false"/>
    </style:style>
    <style:style style:name="ce16" style:family="table-cell" style:parent-style-name="Default">
      <style:table-cell-properties style:text-align-source="fix" style:repeat-content="false" fo:wrap-option="wrap" fo:border="0.06pt solid #000000" style:shrink-to-fi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26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roduct Name</text:p>
          </table:table-cell>
          <table:table-cell table:style-name="ce5" office:value-type="string" calcext:value-type="string">
            <text:p>GSM_Communicatio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20/04/201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1.0.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ntact</text:p>
          </table:table-cell>
          <table:table-cell table:style-name="ce5" office:value-type="string" calcext:value-type="string">
            <text:p><text:a xlink:href="mailto:tmarechal.projects@gmail.com" xlink:type="simple">mailto:tmarechal.projects@gmail.com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Line item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rice/Unit €</text:p>
          </table:table-cell>
          <table:table-cell table:style-name="ce2" office:value-type="string" calcext:value-type="string">
            <text:p>Price</text:p>
          </table:table-cell>
          <table:table-cell table:number-columns-repeated="1014"/>
        </table:table-row>
        <table:table-row table:style-name="ro1">
          <table:table-cell table:style-name="ce3" table:number-columns-repeated="5"/>
          <table:table-cell table:style-name="ce14"/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CB</text:p>
          </table:table-cell>
          <table:table-cell table:style-name="ce3" office:value-type="string" calcext:value-type="string">
            <text:p>MCIGICM</text:p>
          </table:table-cell>
          <table:table-cell table:style-name="ce3" office:value-type="string" calcext:value-type="string">
            <text:p>Aliexpress</text:p>
          </table:table-cell>
          <table:table-cell table:style-name="ce14" office:value-type="string" calcext:value-type="string">
            <text:p><text:a xlink:href="https://fr.aliexpress.com/item/Free-shipping-10Pcs-new-Prototype-Paper-Copper-PCB-Universal-Experiment-Matrix-Circuit-Board-5x7cm-Brand/32351499755.html?spm=a2g0w.10010108.1000016.1.624721b32mH6ms&amp;isOrigTitle=true" xlink:type="simple">https://fr.aliexpress.com/item/Free-shipping-10Pcs-new-Prototype-Paper-Copper-PCB-Universal-Experiment-Matrix-Circuit-Board-5x7cm-Brand/32351499755.html?spm=a2g0w.10010108.1000016.1.624721b32mH6ms&amp;isOrigTitle=true</text:a></text:p>
          </table:table-cell>
          <table:table-cell table:style-name="ce3" office:value-type="string" calcext:value-type="string">
            <text:p>PCB 71*51*1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table:formula="of:=[.H10]*[.I10]" office:value-type="float" office:value="0.12" calcext:value-type="float">
            <text:p>0.12</text:p>
          </table:table-cell>
          <table:table-cell table:style-name="ce7"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IM800L</text:p>
          </table:table-cell>
          <table:table-cell table:style-name="ce3" office:value-type="string" calcext:value-type="string">
            <text:p>Great Wall</text:p>
          </table:table-cell>
          <table:table-cell table:style-name="ce3" office:value-type="string" calcext:value-type="string">
            <text:p>Aliexpress</text:p>
          </table:table-cell>
          <table:table-cell table:style-name="ce14"/>
          <table:table-cell table:style-name="ce3" office:value-type="string" calcext:value-type="string">
            <text:p>GSM Modu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.5" calcext:value-type="float">
            <text:p>2.5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LM317T</text:p>
          </table:table-cell>
          <table:table-cell table:style-name="ce3" office:value-type="string" calcext:value-type="string">
            <text:p>Fantasy Electronics</text:p>
          </table:table-cell>
          <table:table-cell table:style-name="ce3" office:value-type="string" calcext:value-type="string">
            <text:p>Aliexpress</text:p>
          </table:table-cell>
          <table:table-cell table:style-name="ce14" office:value-type="string" calcext:value-type="string">
            <text:p><text:a xlink:href="https://fr.aliexpress.com/item/10PCS-IRF510-IRF520-IRF540-IRF640-IRF740-IRF840-LM317T-Transistor-TO-220-TO220-IRF840PBF-IRF510PBF-IRF520PBF-IRF740PBF/32867857750.html?spm=a2g0w.10010108.1000016.1.26f76268raUBLw&amp;isOrigTitle=true" xlink:type="simple">https://fr.aliexpress.com/item/10PCS-IRF510-IRF520-IRF540-IRF640-IRF740-IRF840-LM317T-Transistor-TO-220-TO220-IRF840PBF-IRF510PBF-IRF520PBF-IRF740PBF/32867857750.html?spm=a2g0w.10010108.1000016.1.26f76268raUBLw&amp;isOrigTitle=true</text:a></text:p>
          </table:table-cell>
          <table:table-cell table:style-name="ce3" office:value-type="string" calcext:value-type="string">
            <text:p>Switching regulator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0.64/10" office:value-type="float" office:value="0.064" calcext:value-type="float">
            <text:p>0.064</text:p>
          </table:table-cell>
          <table:table-cell table:style-name="ce3" table:formula="of:=[.H12]*[.I12]" office:value-type="float" office:value="0.064" calcext:value-type="float">
            <text:p>0.064</text:p>
          </table:table-cell>
          <table:table-cell table:number-columns-repeated="1014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string" calcext:value-type="string">
            <text:p>Victory Electronics</text:p>
          </table:table-cell>
          <table:table-cell table:style-name="ce3" office:value-type="string" calcext:value-type="string">
            <text:p>Aliexpress</text:p>
          </table:table-cell>
          <table:table-cell table:style-name="ce14" office:value-type="string" calcext:value-type="string">
            <text:p>-<text:a xlink:href="https://fr.aliexpress.com/item/600PCS-Component-Kit-1-1-4W-Resistor-Pack-Used-Colored-Ring-Resistance-10-ohms-1M-ohm/32475181535.html?spm=a2g0w.10010108.1000016.1.152849f812E4w0&amp;isOrigTitle=true" xlink:type="simple">https://fr.aliexpress.com/item/600PCS-Component-Kit-1-1-4W-Resistor-Pack-Used-Colored-Ring-Resistance-10-ohms-1M-ohm/32475181535.html?spm=a2g0w.10010108.1000016.1.152849f812E4w0&amp;isOrigTitle=true</text:a></text:p>
          </table:table-cell>
          <table:table-cell table:style-name="ce3" office:value-type="string" calcext:value-type="string">
            <text:p>680 Oh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H13]*[.I13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string" calcext:value-type="string">
            <text:p>Victory Electronics</text:p>
          </table:table-cell>
          <table:table-cell table:style-name="ce3" office:value-type="string" calcext:value-type="string">
            <text:p>Aliexpress</text:p>
          </table:table-cell>
          <table:table-cell table:style-name="ce14" office:value-type="string" calcext:value-type="string">
            <text:p>-<text:a xlink:href="https://fr.aliexpress.com/item/600PCS-Component-Kit-1-1-4W-Resistor-Pack-Used-Colored-Ring-Resistance-10-ohms-1M-ohm/32475181535.html?spm=a2g0w.10010108.1000016.1.152849f812E4w0&amp;isOrigTitle=true" xlink:type="simple">https://fr.aliexpress.com/item/600PCS-Component-Kit-1-1-4W-Resistor-Pack-Used-Colored-Ring-Resistance-10-ohms-1M-ohm/32475181535.html?spm=a2g0w.10010108.1000016.1.152849f812E4w0&amp;isOrigTitle=true</text:a></text:p>
          </table:table-cell>
          <table:table-cell table:style-name="ce3" office:value-type="string" calcext:value-type="string">
            <text:p>1075 Oh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H14]*[.I14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Victory Electronics</text:p>
          </table:table-cell>
          <table:table-cell table:style-name="ce3" office:value-type="string" calcext:value-type="string">
            <text:p>Aliexpress</text:p>
          </table:table-cell>
          <table:table-cell table:style-name="ce14" office:value-type="string" calcext:value-type="string">
            <text:p>-<text:a xlink:href="https://fr.aliexpress.com/item/600PCS-Component-Kit-1-1-4W-Resistor-Pack-Used-Colored-Ring-Resistance-10-ohms-1M-ohm/32475181535.html?spm=a2g0w.10010108.1000016.1.152849f812E4w0&amp;isOrigTitle=true" xlink:type="simple">https://fr.aliexpress.com/item/600PCS-Component-Kit-1-1-4W-Resistor-Pack-Used-Colored-Ring-Resistance-10-ohms-1M-ohm/32475181535.html?spm=a2g0w.10010108.1000016.1.152849f812E4w0&amp;isOrigTitle=true</text:a></text:p>
          </table:table-cell>
          <table:table-cell table:style-name="ce3" office:value-type="string" calcext:value-type="string">
            <text:p>10 Koh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H15]*[.I15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4.7K</text:p>
          </table:table-cell>
          <table:table-cell table:style-name="ce3" office:value-type="string" calcext:value-type="string">
            <text:p>Victory Electronics</text:p>
          </table:table-cell>
          <table:table-cell table:style-name="ce3" office:value-type="string" calcext:value-type="string">
            <text:p>Aliexpress</text:p>
          </table:table-cell>
          <table:table-cell table:style-name="ce14" office:value-type="string" calcext:value-type="string">
            <text:p>-<text:a xlink:href="https://fr.aliexpress.com/item/600PCS-Component-Kit-1-1-4W-Resistor-Pack-Used-Colored-Ring-Resistance-10-ohms-1M-ohm/32475181535.html?spm=a2g0w.10010108.1000016.1.152849f812E4w0&amp;isOrigTitle=true" xlink:type="simple">https://fr.aliexpress.com/item/600PCS-Component-Kit-1-1-4W-Resistor-Pack-Used-Colored-Ring-Resistance-10-ohms-1M-ohm/32475181535.html?spm=a2g0w.10010108.1000016.1.152849f812E4w0&amp;isOrigTitle=true</text:a>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H16]*[.I16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1, C2</text:p>
          </table:table-cell>
          <table:table-cell table:style-name="ce3" office:value-type="string" calcext:value-type="string">
            <text:p>1550 µF</text:p>
          </table:table-cell>
          <table:table-cell table:style-name="ce3" office:value-type="string" calcext:value-type="string">
            <text:p>Eiechip official store</text:p>
          </table:table-cell>
          <table:table-cell table:style-name="ce3" office:value-type="string" calcext:value-type="string">
            <text:p>Aliexpress</text:p>
          </table:table-cell>
          <table:table-cell table:style-name="ce14" office:value-type="string" calcext:value-type="string">
            <text:p>-<text:a xlink:href="https://fr.aliexpress.com/item/120pcs-12-value-kit-1uF-470uF-Electrolytic-Capacitor-assortment-set-pack-1UF-2-2UF-3-3UF/32866006892.html?spm=a2g0w.10010108.1000016.1.21437e86vsztMI&amp;isOrigTitle=true" xlink:type="simple">https://fr.aliexpress.com/item/120pcs-12-value-kit-1uF-470uF-Electrolytic-Capacitor-assortment-set-pack-1UF-2-2UF-3-3UF/32866006892.html?spm=a2g0w.10010108.1000016.1.21437e86vsztMI&amp;isOrigTitle=true</text:a>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H17]*[.I17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D1</text:p>
          </table:table-cell>
          <table:table-cell table:style-name="ce3" table:number-columns-repeated="2"/>
          <table:table-cell table:style-name="ce3" office:value-type="string" calcext:value-type="string">
            <text:p>Aliexpress</text:p>
          </table:table-cell>
          <table:table-cell table:style-name="ce14"/>
          <table:table-cell table:style-name="ce3" office:value-type="string" calcext:value-type="string">
            <text:p>Dio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H18]*[.I18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1</text:p>
          </table:table-cell>
          <table:table-cell table:style-name="ce3" table:number-columns-repeated="2"/>
          <table:table-cell table:style-name="ce3" office:value-type="string" calcext:value-type="string">
            <text:p>Aliexpress</text:p>
          </table:table-cell>
          <table:table-cell table:style-name="ce15" office:value-type="string" calcext:value-type="string">
            <text:p><text:a xlink:href="https://fr.aliexpress.com/item/1PCS-TZT-1-8-inch-TFT-touch-LCD-Module-LCD-Screen-Module-SPI-serial-51-drivers/32843115817.html?spm=a2g0s.9042311.0.0.27426c37OZnFyL" xlink:type="simple">https://fr.aliexpress.com/item/1PCS-TZT-1-8-inch-TFT-touch-LCD-Module-LCD-Screen-Module-SPI-serial-51-drivers/32843115817.html?spm=a2g0s.9042311.0.0.27426c37OZnFyL</text:a>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H19]*[.I19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U2</text:p>
          </table:table-cell>
          <table:table-cell table:style-name="ce3" table:number-columns-repeated="2"/>
          <table:table-cell table:style-name="ce3" office:value-type="string" calcext:value-type="string">
            <text:p>Aliexpress</text:p>
          </table:table-cell>
          <table:table-cell table:style-name="ce14"/>
          <table:table-cell table:style-name="ce3" office:value-type="string" calcext:value-type="string">
            <text:p>USB to Serial Convert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6" calcext:value-type="float">
            <text:p>0.6</text:p>
          </table:table-cell>
          <table:table-cell table:style-name="ce3" table:formula="of:=[.H20]*[.I20]" office:value-type="float" office:value="0.6" calcext:value-type="float">
            <text:p>0.6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table:number-columns-repeated="4"/>
          <table:table-cell table:style-name="ce16"/>
          <table:table-cell table:style-name="ce4" table:number-columns-repeated="3"/>
          <table:table-cell table:style-name="ce6" table:formula="of:=SUM([.J10:.J20])" office:value-type="currency" office:currency="EUR" office:value="3.354" calcext:value-type="currency">
            <text:p>3.35 €</text:p>
          </table:table-cell>
          <table:table-cell table:style-name="ce8" table:number-columns-repeated="101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0">00/00/0000</text:date>, <text:time style:data-style-name="N2" text:time-value="20:11:15.0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bot marechal</meta:initial-creator>
    <meta:creation-date>2015-06-05T18:17:20</meta:creation-date>
    <dc:date>2019-04-20T20:19:31.570000000</dc:date>
    <meta:generator>LibreOffice/5.4.6.2$Windows_X86_64 LibreOffice_project/4014ce260a04f1026ba855d3b8d91541c224eab8</meta:generator>
    <meta:editing-duration>PT1H1M23S</meta:editing-duration>
    <meta:editing-cycles>11</meta:editing-cycles>
    <meta:document-statistic meta:table-count="1" meta:cell-count="11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